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54.21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09151877462864" calcext:value-type="float">
            <text:p>0.109151877462864</text:p>
          </table:table-cell>
          <table:table-cell office:value-type="float" office:value="0.820359289646149" calcext:value-type="float">
            <text:p>0.820359289646149</text:p>
          </table:table-cell>
          <table:table-cell office:value-type="float" office:value="0.616822421550751" calcext:value-type="float">
            <text:p>0.616822421550751</text:p>
          </table:table-cell>
          <table:table-cell office:value-type="float" office:value="0.776470601558685" calcext:value-type="float">
            <text:p>0.776470601558685</text:p>
          </table:table-cell>
          <table:table-cell office:value-type="float" office:value="66" calcext:value-type="float">
            <text:p>66</text:p>
          </table:table-cell>
          <table:table-cell office:value-type="float" office:value="208" calcext:value-type="float">
            <text:p>20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333" calcext:value-type="float">
            <text:p>3333</text:p>
          </table:table-cell>
          <table:table-cell office:value-type="float" office:value="122.342664480209" calcext:value-type="float">
            <text:p>122.342664480209</text:p>
          </table:table-cell>
          <table:table-cell office:value-type="string" calcext:value-type="string">
            <text:p>14_J_exp32</text:p>
          </table:table-cell>
          <table:table-cell office:value-type="string" calcext:value-type="string">
            <text:p>14_J.v1.l1.ds0.l_combo9.ds_combo0.idays60.odays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5095314383507" calcext:value-type="float">
            <text:p>0.041509531438351</text:p>
          </table:table-cell>
          <table:table-cell office:value-type="float" office:value="0.943952798843384" calcext:value-type="float">
            <text:p>0.943952798843384</text:p>
          </table:table-cell>
          <table:table-cell office:value-type="float" office:value="0.714285731315613" calcext:value-type="float">
            <text:p>0.714285731315613</text:p>
          </table:table-cell>
          <table:table-cell office:value-type="float" office:value="0.535714268684387" calcext:value-type="float">
            <text:p>0.535714268684387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155.538499116898" calcext:value-type="float">
            <text:p>155.538499116898</text:p>
          </table:table-cell>
          <table:table-cell table:style-name="ce1" office:value-type="string" calcext:value-type="string">
            <text:p>14_J_exp32</text:p>
          </table:table-cell>
          <table:table-cell table:style-name="ce1" office:value-type="string" calcext:value-type="string">
            <text:p>14_J.v1.l1.ds0.l_combo5.ds_combo0.idays30.odays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8251483440399" calcext:value-type="float">
            <text:p>0.138251483440399</text:p>
          </table:table-cell>
          <table:table-cell office:value-type="float" office:value="0.816425144672394" calcext:value-type="float">
            <text:p>0.816425144672394</text:p>
          </table:table-cell>
          <table:table-cell office:value-type="float" office:value="0.683544278144836" calcext:value-type="float">
            <text:p>0.683544278144836</text:p>
          </table:table-cell>
          <table:table-cell office:value-type="float" office:value="0.805970132350922" calcext:value-type="float">
            <text:p>0.805970132350922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062" calcext:value-type="float">
            <text:p>2062</text:p>
          </table:table-cell>
          <table:table-cell office:value-type="float" office:value="67.5243744850159" calcext:value-type="float">
            <text:p>67.5243744850159</text:p>
          </table:table-cell>
          <table:table-cell office:value-type="string" calcext:value-type="string">
            <text:p>14_V_exp32</text:p>
          </table:table-cell>
          <table:table-cell office:value-type="string" calcext:value-type="string">
            <text:p>14_V.v1.l1.ds0.l_combo10.ds_combo0.idays30.oday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31131608784199" calcext:value-type="float">
            <text:p>0.04311316087842</text:p>
          </table:table-cell>
          <table:table-cell office:value-type="float" office:value="0.945288777351379" calcext:value-type="float">
            <text:p>0.945288777351379</text:p>
          </table:table-cell>
          <table:table-cell office:value-type="float" office:value="0.862068951129913" calcext:value-type="float">
            <text:p>0.862068951129913</text:p>
          </table:table-cell>
          <table:table-cell office:value-type="float" office:value="0.64102566242218" calcext:value-type="float">
            <text:p>0.64102566242218</text:p>
          </table:table-cell>
          <table:table-cell office:value-type="float" office:value="25" calcext:value-type="float">
            <text:p>25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87" calcext:value-type="float">
            <text:p>3287</text:p>
          </table:table-cell>
          <table:table-cell table:style-name="ce1" office:value-type="float" office:value="111.036387681961" calcext:value-type="float">
            <text:p>111.036387681961</text:p>
          </table:table-cell>
          <table:table-cell table:style-name="ce1" office:value-type="string" calcext:value-type="string">
            <text:p>14_V_exp32</text:p>
          </table:table-cell>
          <table:table-cell table:style-name="ce1" office:value-type="string" calcext:value-type="string">
            <text:p>14_V.v1.l1.ds0.l_combo0.ds_combo0.idays30.odays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1:39:40.851405139</dc:date>
    <meta:editing-duration>PT1M39S</meta:editing-duration>
    <meta:editing-cycles>1</meta:editing-cycles>
    <meta:document-statistic meta:table-count="1" meta:cell-count="124" meta:object-count="0"/>
    <meta:generator>LibreOffice/6.0.7.3$Linux_X86_64 LibreOffice_project/00m0$Build-3</meta:generator>
  </office:meta>
</office:document-meta>
</file>